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dfb"/>
    </style:style>
    <style:style style:name="P2" style:family="paragraph" style:parent-style-name="Standard">
      <style:paragraph-properties style:writing-mode="lr-tb"/>
      <style:text-properties officeooo:paragraph-rsid="0008edfb"/>
    </style:style>
    <style:style style:name="P3" style:family="paragraph" style:parent-style-name="Standard">
      <style:text-properties officeooo:paragraph-rsid="000c42fe"/>
    </style:style>
    <style:style style:name="P4" style:family="paragraph" style:parent-style-name="Standard">
      <style:text-properties fo:color="#c9211e" loext:opacity="100%" officeooo:rsid="000c42fe" officeooo:paragraph-rsid="000c42fe"/>
    </style:style>
    <style:style style:name="P5" style:family="paragraph" style:parent-style-name="Standard">
      <style:text-properties fo:color="#c9211e" loext:opacity="100%" officeooo:paragraph-rsid="0008edfb"/>
    </style:style>
    <style:style style:name="P6" style:family="paragraph" style:parent-style-name="Standard">
      <style:paragraph-properties style:writing-mode="lr-tb"/>
      <style:text-properties fo:color="#c9211e" loext:opacity="100%" officeooo:paragraph-rsid="0008edfb"/>
    </style:style>
    <style:style style:name="P7" style:family="paragraph" style:parent-style-name="Standard">
      <style:text-properties fo:color="#c9211e" loext:opacity="100%" officeooo:paragraph-rsid="000c42fe"/>
    </style:style>
    <style:style style:name="P8" style:family="paragraph" style:parent-style-name="Standard">
      <style:text-properties fo:color="#c9211e" loext:opacity="100%" officeooo:rsid="000b1805" officeooo:paragraph-rsid="000b1805"/>
    </style:style>
    <style:style style:name="P9" style:family="paragraph" style:parent-style-name="Standard">
      <style:text-properties fo:color="#c9211e" loext:opacity="100%" officeooo:rsid="00097c39" officeooo:paragraph-rsid="00097c39"/>
    </style:style>
    <style:style style:name="P10" style:family="paragraph" style:parent-style-name="Standard">
      <style:text-properties fo:color="#c9211e" loext:opacity="100%" officeooo:rsid="0008edfb" officeooo:paragraph-rsid="0008edfb"/>
    </style:style>
    <style:style style:name="P11" style:family="paragraph" style:parent-style-name="Standard">
      <style:text-properties fo:color="#c9211e" loext:opacity="100%" officeooo:rsid="000e3766" officeooo:paragraph-rsid="000e3766"/>
    </style:style>
    <style:style style:name="P12" style:family="paragraph" style:parent-style-name="Standard">
      <style:text-properties fo:color="#c9211e" loext:opacity="100%" officeooo:paragraph-rsid="000e3766"/>
    </style:style>
    <style:style style:name="P13" style:family="paragraph" style:parent-style-name="Header">
      <style:text-properties officeooo:paragraph-rsid="000f8bfc"/>
    </style:style>
    <style:style style:name="P14" style:family="paragraph" style:parent-style-name="Standard">
      <style:text-properties fo:color="#000000" loext:opacity="100%" officeooo:paragraph-rsid="000e3766"/>
    </style:style>
    <style:style style:name="P15" style:family="paragraph" style:parent-style-name="Standard">
      <style:text-properties officeooo:paragraph-rsid="0008edfb"/>
    </style:style>
    <style:style style:name="T1" style:family="text">
      <style:text-properties officeooo:rsid="0008edfb"/>
    </style:style>
    <style:style style:name="T2" style:family="text">
      <style:text-properties officeooo:rsid="00097c39"/>
    </style:style>
    <style:style style:name="T3" style:family="text">
      <style:text-properties officeooo:rsid="000b1805"/>
    </style:style>
    <style:style style:name="T4" style:family="text">
      <style:text-properties officeooo:rsid="000c42fe"/>
    </style:style>
    <style:style style:name="T5" style:family="text">
      <style:text-properties officeooo:rsid="000e3766"/>
    </style:style>
    <style:style style:name="T6" style:family="text">
      <style:text-properties fo:color="#000000" loext:opacity="100%" officeooo:rsid="000e3766"/>
    </style:style>
    <style:style style:name="T7" style:family="text">
      <style:text-properties officeooo:rsid="00139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] What is a computation? </text:p>
      <text:p text:style-name="P10">A computation is a sequence of operations that transforms input data into output data according to specified rules or algorithms</text:p>
      <text:p text:style-name="P10"/>
      <text:p text:style-name="P1">[2] What do we mean by inputs and outputs to a computation? Give examples. </text:p>
      <text:p text:style-name="P10">- inputs: data provided to a program for processing (ie; user keyboard input, file data, command line arguments</text:p>
      <text:p text:style-name="P10">- output: results produced by the program (ie; text displayed on screen, data written to files, calculated values</text:p>
      <text:p text:style-name="P1"/>
      <text:p text:style-name="P2">[3] What are the three requirements a programmer should keep in mind when expressing computations? </text:p>
      <text:p text:style-name="P6">- <text:span text:style-name="T1">correctness: the program must produce the right results</text:span></text:p>
      <text:p text:style-name="P6">- <text:span text:style-name="T1">simplicity: the code should be easy to understand and maintain</text:span></text:p>
      <text:p text:style-name="P6">- <text:span text:style-name="T1">efficiency: the program shouold use resources (time, memory) reasonably</text:span></text:p>
      <text:p text:style-name="P6"/>
      <text:p text:style-name="P1">[4] What does an expression do? </text:p>
      <text:p text:style-name="P10">An expression computes a value by combining operands (variables, literals) with operators. It evaluates to a single value.</text:p>
      <text:p text:style-name="P1"/>
      <text:p text:style-name="P1">[5] What is the difference between a statement and an expression, as described in this chapter? </text:p>
      <text:p text:style-name="P5">- <text:span text:style-name="T1">expression: computes and returns a value (ie; x + 5)</text:span></text:p>
      <text:p text:style-name="P5">- <text:span text:style-name="T1">statement: performs an action and doesn’t return a value (ie; cout &lt;&lt; “hello”;)</text:span></text:p>
      <text:p text:style-name="P5"/>
      <text:p text:style-name="P1">[6] What is an lvalue? List the operators that require an lvalue. Why do these operators, and not the others, require an lvalue?</text:p>
      <text:p text:style-name="P10">An lvalue is an expression that refers to a memory location and can appear on the left side of an assignment</text:p>
      <text:p text:style-name="P10">- operators requiring lvalues: =, +=, -=, *=, /=, %=, ++, --</text:p>
      <text:p text:style-name="P10">- these operators modify the value, so they need a memory location to change</text:p>
      <text:p text:style-name="P5"/>
      <text:p text:style-name="P1">[7] What is a constant expression? </text:p>
      <text:p text:style-name="P10">A constant expression is an expression that can be evaluated at compile time and produces a constant value (ie; 5 + 3, 2* 10)</text:p>
      <text:p text:style-name="P5"/>
      <text:p text:style-name="P1">[8] What is a literal? </text:p>
      <text:p text:style-name="P10">A literal is a fixed value written directly in the source code (ie; 42, 3.14, “hello”, ‘A’)</text:p>
      <text:p text:style-name="P5"/>
      <text:p text:style-name="P1">[9] What is a symbolic constant and why do we use them? </text:p>
      <text:p text:style-name="P10">A symbolic constant is a named constant (ie; const int max_size = 100;) Used for:</text:p>
      <text:p text:style-name="P10">- readability and maintainability</text:p>
      <text:p text:style-name="P10">- avoiding magic numbers</text:p>
      <text:p text:style-name="P10">- easy modification of values</text:p>
      <text:p text:style-name="P1"/>
      <text:p text:style-name="P1">[10] What is a magic constant? Give examples.</text:p>
      <text:p text:style-name="P10"><text:soft-page-break/>Magic constants are unnamed numeric literals in code that have special meaning but aren’t explained</text:p>
      <text:p text:style-name="P10">- ie; if (x &gt; 365) for days in a year</text:p>
      <text:p text:style-name="P1"><text:s/></text:p>
      <text:p text:style-name="P1">[11] What are some operators that we can use for integers and floating-point values? </text:p>
      <text:p text:style-name="P10">+,-,*,/,=,+=,-=,*=,/=,&lt;,&gt;,&lt;=,&gt;=,==,!=</text:p>
      <text:p text:style-name="P1"/>
      <text:p text:style-name="P1">[12] What operators can be used on integers but not on floating-point numbers? </text:p>
      <text:p text:style-name="P5">% <text:span text:style-name="T5">(modulus) – this gives the remainder after division but only works with integers</text:span></text:p>
      <text:p text:style-name="P5"/>
      <text:p text:style-name="P1">[13] What are some operators that can be used for strings? </text:p>
      <text:p text:style-name="P9">+ for concatenation, += for append, = for assignment, ==, !=, &lt;, &gt;, &lt;=, &gt;= for lexicographic comparison</text:p>
      <text:p text:style-name="P1"/>
      <text:p text:style-name="P1">[14] When would a programmer prefer a switch-statement to an if-statement? </text:p>
      <text:p text:style-name="P9">When comparing a single variable against multiple specific constant values. Switch is cleaner and potentially more efficient for multiple discrete cases</text:p>
      <text:p text:style-name="P5"/>
      <text:p text:style-name="P1">[15] What are some common problems with switch-statements? </text:p>
      <text:p text:style-name="P5">- <text:span text:style-name="T2">forgetting break statements (causing fall-through)</text:span></text:p>
      <text:p text:style-name="P5">- <text:span text:style-name="T2">not handling all possible cases</text:span></text:p>
      <text:p text:style-name="P5">- <text:span text:style-name="T2">missing default cases</text:span></text:p>
      <text:p text:style-name="P1"/>
      <text:p text:style-name="P1">[16] What is the function of each part of the header line in a for-loop, and in what sequence are they executed? </text:p>
      <text:p text:style-name="P5">- <text:span text:style-name="T3">initialization: executed once at the start</text:span></text:p>
      <text:p text:style-name="P5">- <text:span text:style-name="T3">condition: checked before each iteration</text:span></text:p>
      <text:p text:style-name="P5">- <text:span text:style-name="T3">increment: executed after each iteration</text:span></text:p>
      <text:p text:style-name="P8">- sequence: initialization → condition → loop body → increment → condition</text:p>
      <text:p text:style-name="P5"/>
      <text:p text:style-name="P1">[17] When should the for-loop be used and when should the while-loop be used? </text:p>
      <text:p text:style-name="P5">- <text:span text:style-name="T3">for-loop: when you know the number of iterations or have a clear counter</text:span></text:p>
      <text:p text:style-name="P5">- <text:span text:style-name="T3">while-loop: when the number of iterations depends on a condition that may change unpredictably </text:span></text:p>
      <text:p text:style-name="P5"/>
      <text:p text:style-name="P1">[18] Describe what the line char foo(int x) means in a function definition. </text:p>
      <text:p text:style-name="P5">- <text:span text:style-name="T3">char: return type (function returns a character)</text:span></text:p>
      <text:p text:style-name="P5">- <text:span text:style-name="T3">foo: function name</text:span></text:p>
      <text:p text:style-name="P5">- <text:span text:style-name="T3">int x: parameter (takes an integer argument named x)</text:span></text:p>
      <text:p text:style-name="P5"/>
      <text:p text:style-name="P1">[19] When should you define a separate function for part of a program? List reasons. </text:p>
      <text:p text:style-name="P5">- <text:span text:style-name="T3">code is used multiple times (avoid repetition)</text:span></text:p>
      <text:p text:style-name="P5">- <text:span text:style-name="T3">logical separation of tasks</text:span></text:p>
      <text:p text:style-name="P4">- code becomes too complex</text:p>
      <text:p text:style-name="P4">- testing individual parts</text:p>
      <text:p text:style-name="P4">- improving readability and maintainability</text:p>
      <text:p text:style-name="P5"/>
      <text:p text:style-name="P3"><text:soft-page-break/>[20] What can you do to an int that you cannot do to a string?</text:p>
      <text:p text:style-name="P4">Arithmetic operations (+,-,*,/,%), bitwise operations, use an array indices directly</text:p>
      <text:p text:style-name="P7"><text:s/></text:p>
      <text:p text:style-name="P1">[21] What can you do to a string that you cannot do to an int? </text:p>
      <text:p text:style-name="P4">Concatenation with +, access individual characters with [], use string methods like .length(), .substr()</text:p>
      <text:p text:style-name="P5"/>
      <text:p text:style-name="P3">[22] What is the index of the third element of a vector?</text:p>
      <text:p text:style-name="P4">Index 2 (vectors use 0-based indexing: 0, 1, 2...)</text:p>
      <text:p text:style-name="P7"><text:s/></text:p>
      <text:p text:style-name="P1"/>
      <text:p text:style-name="P1"/>
      <text:p text:style-name="P14">[23] How do you write a for-loop that prints every element of a vector? </text:p>
      <text:p text:style-name="P12"><text:span text:style-name="T6">Half opened range:</text:span><text:line-break/>for (int i = 0; i &lt; v.size(); ++i) {</text:p>
      <text:p text:style-name="P5"><text:s text:c="4"/>cout &lt;&lt; v[i] &lt;&lt; '\n';</text:p>
      <text:p text:style-name="P5">}<text:line-break/><text:line-break/><text:span text:style-name="T5">or<text:line-break/></text:span><text:span text:style-name="T6">closed:</text:span><text:span text:style-name="T5"><text:line-break/>for (int i = 0; i &lt;= v.size()-1; ++i) {</text:span></text:p>
      <text:p text:style-name="P5"><text:s text:c="4"/>cout &lt;&lt; v[i] &lt;&lt; '\n';</text:p>
      <text:p text:style-name="P5">}</text:p>
      <text:p text:style-name="P4"/>
      <text:p text:style-name="P5"/>
      <text:p text:style-name="P1"/>
      <text:p text:style-name="P1">[24] What does vector&lt;char&gt; alphabet(26); do? </text:p>
      <text:p text:style-name="P11">Creates a vector named alphabet that can hold 26 char elements, all initialized to their default value</text:p>
      <text:p text:style-name="P1"/>
      <text:p text:style-name="P1">[25] Describe what push_back() does to a vector. </text:p>
      <text:p text:style-name="P4">push_back() adds a new element to the end of the vector, increasing its size by 1 </text:p>
      <text:p text:style-name="P5"/>
      <text:p text:style-name="P1">[26] What does vector’s member size() do? </text:p>
      <text:p text:style-name="P4">Size() returns the number of elements currently store in the vector</text:p>
      <text:p text:style-name="P1"/>
      <text:p text:style-name="P1">[27] What makes vector so popular/useful? </text:p>
      <text:p text:style-name="P5">- <text:span text:style-name="T4">dynamic resizing (grows/shrinks as needed)</text:span></text:p>
      <text:p text:style-name="P5">- <text:span text:style-name="T4">random access to elements</text:span></text:p>
      <text:p text:style-name="P5">- <text:span text:style-name="T4">memory management handled automatically</text:span></text:p>
      <text:p text:style-name="P5">- <text:span text:style-name="T4">rich set of member functions</text:span></text:p>
      <text:p text:style-name="P5">- <text:span text:style-name="T4">type safety</text:span></text:p>
      <text:p text:style-name="P5"/>
      <text:p text:style-name="P1">[28] How do you sort the elements of a vector?</text:p>
      <text:p text:style-name="P4">sort(v.begin(), v.end());</text:p>
      <text:p text:style-name="P4"/>
      <text:p text:style-name="P4">or </text:p>
      <text:p text:style-name="P4"><text:soft-page-break/></text:p>
      <text:p text:style-name="P4">ranges::sort(v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8bfc"/>
    </style:style>
    <style:style style:name="MT1" style:family="text">
      <style:text-properties officeooo:rsid="00139d0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nnor Crist</text:span></text:p>
        <text:p text:style-name="MP1"><text:span text:style-name="MT1">Chapter 4 Review</text:span></text:p>
        <text:p text:style-name="MP1"><text:span text:style-name="MT1">Intro to Comp Sci</text:span></text:p>
        <text:p text:style-name="MP1"><text:span text:style-name="MT1">6/7/2025</text:span></text:p>
        <text:p text:style-name="MP1"><text:span text:style-name="MT1">David Staffor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21:00:02.922056613</meta:creation-date>
    <dc:date>2025-06-07T15:20:29.004969440</dc:date>
    <meta:editing-duration>PT12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6" meta:word-count="928" meta:character-count="5437" meta:non-whitespace-character-count="4563"/>
  </office:meta>
</office:document-meta>
</file>